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8cm"/>
    </style:style>
    <style:style style:name="co2" style:family="table-column">
      <style:table-column-properties fo:break-before="auto" style:column-width="5.667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3.8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82cm"/>
    </style:style>
    <style:style style:name="co7" style:family="table-column">
      <style:table-column-properties fo:break-before="auto" style:column-width="7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41.638cm" svg:height="22.42cm" svg:x="0.66cm" svg:y="14.027cm">
            <draw:object draw:notify-on-update-of-ranges="Tabelle1.A3:Tabelle1.B17 Tabelle1.C3:Tabelle1.C17 Tabelle1.E3:Tabelle1.E17 Tabelle1.F3:Tabelle1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Subtask</text:p>
          </table:table-cell>
          <table:table-cell office:value-type="string">
            <text:p>Start Date</text:p>
          </table:table-cell>
          <table:table-cell office:value-type="string">
            <text:p>End Date</text:p>
          </table:table-cell>
          <table:table-cell/>
          <table:table-cell office:value-type="string">
            <text:p>MT</text:p>
          </table:table-cell>
          <table:table-cell/>
          <table:table-cell office:value-type="string">
            <text:p>Note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reate metamodel</text:p>
          </table:table-cell>
          <table:table-cell/>
          <table:table-cell table:style-name="ce1" office:value-type="date" office:date-value="2013-07-24">
            <text:p>24.07.13</text:p>
          </table:table-cell>
          <table:table-cell table:style-name="ce1" office:value-type="date" office:date-value="2013-07-26">
            <text:p>26.07.13</text:p>
          </table:table-cell>
          <table:table-cell/>
          <table:table-cell table:formula="of:=[.D3]-[.C3]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rototype editor</text:p>
          </table:table-cell>
          <table:table-cell/>
          <table:table-cell table:style-name="ce1" office:value-type="date" office:date-value="2013-07-26">
            <text:p>26.07.13</text:p>
          </table:table-cell>
          <table:table-cell table:style-name="ce1" office:value-type="date" office:date-value="2013-08-26">
            <text:p>26.08.13</text:p>
          </table:table-cell>
          <table:table-cell/>
          <table:table-cell table:formula="of:=[.D4]-[.C4]"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eate figur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ave/Load a simple patch</text:p>
          </table:table-cell>
          <table:table-cell/>
          <table:table-cell table:style-name="ce1" office:value-type="date" office:date-value="2013-08-15">
            <text:p>15.08.13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Create hardware infratructur</text:p>
          </table:table-cell>
          <table:table-cell/>
          <table:table-cell table:style-name="ce1" office:value-type="date" office:date-value="2013-07-24">
            <text:p>24.07.13</text:p>
          </table:table-cell>
          <table:table-cell table:style-name="ce1" office:value-type="date" office:date-value="2013-08-26">
            <text:p>26.08.13</text:p>
          </table:table-cell>
          <table:table-cell/>
          <table:table-cell table:formula="of:=[.D9]-[.C9]" office:value-type="float" office:value="33">
            <text:p>33</text:p>
          </table:table-cell>
          <table:table-cell/>
          <table:table-cell table:style-name="ce2" office:value-type="string">
            <text:p>Ähnlich wie im Miniprojekt sind einige Blöcke in HW umgesetzt.</text:p>
          </table:table-cell>
          <table:table-cell/>
        </table:table-row>
        <table:table-row table:style-name="ro1">
          <table:table-cell/>
          <table:table-cell office:value-type="string">
            <text:p>DAC control logic</text:p>
          </table:table-cell>
          <table:table-cell table:style-name="ce1" office:value-type="date" office:date-value="2013-07-24">
            <text:p>24.07.13</text:p>
          </table:table-cell>
          <table:table-cell table:style-name="ce1" office:value-type="date" office:date-value="2013-08-09">
            <text:p>09.08.13</text:p>
          </table:table-cell>
          <table:table-cell/>
          <table:table-cell table:formula="of:=[.D10]-[.C10]" office:value-type="float" office:value="16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ic waveform generator</text:p>
          </table:table-cell>
          <table:table-cell table:style-name="ce1" office:value-type="date" office:date-value="2013-07-24">
            <text:p>24.07.13</text:p>
          </table:table-cell>
          <table:table-cell table:style-name="ce1" office:value-type="date" office:date-value="2013-08-02">
            <text:p>02.08.13</text:p>
          </table:table-cell>
          <table:table-cell/>
          <table:table-cell table:formula="of:=[.D11]-[.C11]" office:value-type="float" office:value="9">
            <text:p>9</text:p>
          </table:table-cell>
          <table:table-cell/>
          <table:table-cell table:style-name="ce2" office:value-type="string">
            <text:p>Wafeformgenerator so ähnlich wie den, den wir bisher schon haben.</text:p>
          </table:table-cell>
          <table:table-cell/>
        </table:table-row>
        <table:table-row table:style-name="ro1">
          <table:table-cell/>
          <table:table-cell office:value-type="string">
            <text:p>Amplifier</text:p>
          </table:table-cell>
          <table:table-cell table:style-name="ce1" office:value-type="date" office:date-value="2013-08-02">
            <text:p>02.08.13</text:p>
          </table:table-cell>
          <table:table-cell table:style-name="ce1" office:value-type="date" office:date-value="2013-08-09">
            <text:p>09.08.13</text:p>
          </table:table-cell>
          <table:table-cell/>
          <table:table-cell table:formula="of:=[.D12]-[.C12]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asic sensor (rotary switch)</text:p>
          </table:table-cell>
          <table:table-cell table:style-name="ce1" office:value-type="date" office:date-value="2013-08-09">
            <text:p>09.08.13</text:p>
          </table:table-cell>
          <table:table-cell table:style-name="ce1" office:value-type="date" office:date-value="2013-08-14">
            <text:p>14.08.13</text:p>
          </table:table-cell>
          <table:table-cell/>
          <table:table-cell table:formula="of:=[.D13]-[.C13]" office:value-type="float" office:value="5">
            <text:p>5</text:p>
          </table:table-cell>
          <table:table-cell/>
          <table:table-cell table:style-name="ce2" office:value-type="string">
            <text:p>Das Rotations-Dings auf der FMC-Erweiterungskarte könnte als erster primitiver „Sensor“ eingesetzt werden. Damit könnte man vielleicht zunächst mal die Lautstärke regeln.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Microblaze/Reconos integration</text:p>
          </table:table-cell>
          <table:table-cell table:style-name="ce1" office:value-type="date" office:date-value="2013-08-12">
            <text:p>12.08.13</text:p>
          </table:table-cell>
          <table:table-cell table:style-name="ce1" office:value-type="date" office:date-value="2013-08-26">
            <text:p>26.08.13</text:p>
          </table:table-cell>
          <table:table-cell/>
          <table:table-cell table:formula="of:=[.D15]-[.C1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degeneration</text:p>
          </table:table-cell>
          <table:table-cell/>
          <table:table-cell table:style-name="ce1" office:value-type="date" office:date-value="2013-08-15">
            <text:p>15.08.13</text:p>
          </table:table-cell>
          <table:table-cell table:style-name="ce1" office:value-type="date" office:date-value="2013-08-26">
            <text:p>26.08.13</text:p>
          </table:table-cell>
          <table:table-cell/>
          <table:table-cell table:formula="of:=[.D17]-[.C17]"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eate simple modul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dd reconos interfac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ad component templat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9:02:15.86</meta:creation-date>
    <dc:date>2013-07-10T20:07:11.54</dc:date>
    <meta:editing-duration>PT1M24S</meta:editing-duration>
    <meta:editing-cycles>2</meta:editing-cycles>
    <meta:generator>LibreOffice/4.0.2.2$Windows_x86 LibreOffice_project/4c82dcdd6efcd48b1d8bba66bfe1989deee49c3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0">
      <style:chart-properties chart:display-label="true" chart:logarithmic="false" chart:minimum="41456" chart:maximum="41522" chart:interval-major="3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3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3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dash" draw:stroke-dash="Fine_20_Dashed" svg:stroke-color="#666666" draw:fill="none" draw:fill-color="#e6e6e6" draw:fill-hatch-name="Black_20_0_20_Degrees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639cm" svg:height="22.421cm" xlink:href=".." xlink:type="simple" chart:class="chart:bar" chart:style-name="ch1">
        <chart:plot-area chart:style-name="ch2" table:cell-range-address="Tabelle1.A3:Tabelle1.C17 Tabelle1.E3:Tabelle1.F17" chart:data-source-has-labels="column" svg:x="1.282cm" svg:y="1.927cm" svg:width="38.693cm" svg:height="19.626cm">
          <chartooo:coordinate-region svg:x="10.807cm" svg:y="1.927cm" svg:width="28.505cm" svg:height="18.529cm"/>
          <chart:axis chart:dimension="x" chart:name="primary-x" chart:style-name="ch3" chartooo:axis-type="auto">
            <chartooo:date-scale/>
            <chart:categories table:cell-range-address="Tabelle1.A3:Tabelle1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17" chart:class="chart:bar">
            <chart:data-point chart:repeated="15"/>
          </chart:series>
          <chart:series chart:style-name="ch7" chart:values-cell-range-address="Tabelle1.E3:Tabelle1.E17" chart:class="chart:bar">
            <chart:data-point chart:repeated="15"/>
          </chart:series>
          <chart:series chart:style-name="ch8" chart:values-cell-range-address="Tabelle1.F3:Tabelle1.F17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Create metamodel</text:p>
                <text:list>
                  <text:list-item>
                    <text:p>Create metamodel</text:p>
                  </text:list-item>
                  <text:list-item>
                    <text:p/>
                  </text:list-item>
                </text:list>
                <draw:g>
                  <svg:desc>Tabelle1.A3:Tabelle1.B17</svg:desc>
                </draw:g>
              </table:table-cell>
              <table:table-cell office:value-type="float" office:value="41479">
                <text:p>41479</text:p>
                <draw:g>
                  <svg:desc>Tabelle1.C3:Tabelle1.C17</svg:desc>
                </draw:g>
              </table:table-cell>
              <table:table-cell office:value-type="float" office:value="NaN">
                <text:p>NaN</text:p>
                <draw:g>
                  <svg:desc>Tabelle1.E3:Tabelle1.E17</svg:desc>
                </draw:g>
              </table:table-cell>
              <table:table-cell office:value-type="float" office:value="2">
                <text:p>2</text:p>
                <draw:g>
                  <svg:desc>Tabelle1.F3:Tabelle1.F17</svg:desc>
                </draw:g>
              </table:table-cell>
            </table:table-row>
            <table:table-row>
              <table:table-cell office:value-type="string">
                <text:p>Prototype editor</text:p>
                <text:list>
                  <text:list-item>
                    <text:p>Prototype edito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1481">
                <text:p>4148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rototype editor Create figures</text:p>
                <text:list>
                  <text:list-item>
                    <text:p/>
                  </text:list-item>
                  <text:list-item>
                    <text:p>Create figure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totype editor Save/Load a simple patch</text:p>
                <text:list>
                  <text:list-item>
                    <text:p/>
                  </text:list-item>
                  <text:list-item>
                    <text:p>Save/Load a simple patch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totype edito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totype edito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hardware infratructur</text:p>
                <text:list>
                  <text:list-item>
                    <text:p>Create hardware infratructu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1479">
                <text:p>41479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reate hardware infratructur DAC control logic</text:p>
                <text:list>
                  <text:list-item>
                    <text:p/>
                  </text:list-item>
                  <text:list-item>
                    <text:p>DAC control logic</text:p>
                  </text:list-item>
                </text:list>
              </table:table-cell>
              <table:table-cell office:value-type="float" office:value="41479">
                <text:p>4147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reate hardware infratructur Basic waveform generator</text:p>
                <text:list>
                  <text:list-item>
                    <text:p/>
                  </text:list-item>
                  <text:list-item>
                    <text:p>Basic waveform generator</text:p>
                  </text:list-item>
                </text:list>
              </table:table-cell>
              <table:table-cell office:value-type="float" office:value="41479">
                <text:p>4147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reate hardware infratructur Amplifier</text:p>
                <text:list>
                  <text:list-item>
                    <text:p/>
                  </text:list-item>
                  <text:list-item>
                    <text:p>Amplifier</text:p>
                  </text:list-item>
                </text:list>
              </table:table-cell>
              <table:table-cell office:value-type="float" office:value="41488">
                <text:p>4148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eate hardware infratructur Basic sensor (rotary switch)</text:p>
                <text:list>
                  <text:list-item>
                    <text:p/>
                  </text:list-item>
                  <text:list-item>
                    <text:p>Basic sensor (rotary switch)</text:p>
                  </text:list-item>
                </text:list>
              </table:table-cell>
              <table:table-cell office:value-type="float" office:value="41495">
                <text:p>4149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reate hardware infratructu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hardware infratructur Microblaze/Reconos integration</text:p>
                <text:list>
                  <text:list-item>
                    <text:p/>
                  </text:list-item>
                  <text:list-item>
                    <text:p>Microblaze/Reconos integration</text:p>
                  </text:list-item>
                </text:list>
              </table:table-cell>
              <table:table-cell office:value-type="float" office:value="41498">
                <text:p>4149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reate hardware infratructu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degeneration</text:p>
                <text:list>
                  <text:list-item>
                    <text:p>Codegeneration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1501">
                <text:p>4150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